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  <style:style style:name="ce3" style:family="table-cell" style:parent-style-name="Default" style:data-style-name="N1"/>
    <style:style style:name="ce4" style:family="table-cell" style:parent-style-name="Default" style:data-style-name="N111"/>
    <style:style style:name="ce5" style:family="table-cell" style:parent-style-name="Default" style:data-style-name="N2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ayer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table:style-name="Default"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  <table:table-cell table:style-name="Default"/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  <table:table-cell table:style-name="Default"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3.3289" calcext:value-type="float">
            <text:p>3.3289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13635.1744" calcext:value-type="float">
            <text:p>1.36E+004</text:p>
          </table:table-cell>
          <table:table-cell table:style-name="Default"/>
        </table:table-row>
        <table:table-row table:style-name="ro1" table:number-rows-repeated="6"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formula="of:=SUM([.D2:.D11])" office:value-type="float" office:value="142639.5136" calcext:value-type="float">
            <text:p>1.43E+0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Layer 3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style-name="ce2"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style-name="ce2"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style-name="ce2"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.2214" calcext:value-type="float">
            <text:p>3.2214</text:p>
          </table:table-cell>
          <table:table-cell table:formula="of:=32^2" office:value-type="float" office:value="1024" calcext:value-type="float">
            <text:p>1024</text:p>
          </table:table-cell>
          <table:table-cell table:style-name="ce2" table:formula="of:=[.B5]*[.C5]" office:value-type="float" office:value="3298.7136" calcext:value-type="float">
            <text:p>3.30E+00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SUM([.D2:.D10])" office:value-type="float" office:value="138261.504" calcext:value-type="float">
            <text:p>1.38E+005</text:p>
          </table:table-cell>
        </table:table-row>
      </table:table>
      <table:table table:name="Layer 4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1.5784" calcext:value-type="float">
            <text:p>1.5784</text:p>
          </table:table-cell>
          <table:table-cell table:formula="of:=32^2" office:value-type="float" office:value="1024" calcext:value-type="float">
            <text:p>1024</text:p>
          </table:table-cell>
          <table:table-cell table:formula="of:=[.B5]*[.C5]" office:value-type="float" office:value="1616.2816" calcext:value-type="float">
            <text:p>1.62E+00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3.016" calcext:value-type="float">
            <text:p>3.016</text:p>
          </table:table-cell>
          <table:table-cell table:formula="of:=16^2" office:value-type="float" office:value="256" calcext:value-type="float">
            <text:p>256</text:p>
          </table:table-cell>
          <table:table-cell table:formula="of:=[.B6]*[.C6]" office:value-type="float" office:value="772.096" calcext:value-type="float">
            <text:p>7.72E+002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float" office:value="137351.168" calcext:value-type="float">
            <text:p>1.37E+005</text:p>
          </table:table-cell>
        </table:table-row>
      </table:table>
      <table:table table:name="Overall" table:style-name="ta1">
        <table:table-column table:style-name="co4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Layers of pyramid</text:p>
          </table:table-cell>
          <table:table-cell table:style-name="Default" office:value-type="string" calcext:value-type="string">
            <text:p>Total Entropy</text:p>
          </table:table-cell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.58*10^5" office:value-type="float" office:value="158000" calcext:value-type="float">
            <text:p>1.58E+005</text:p>
          </table:table-cell>
          <table:table-cell table:formula="of:=(2.29*10^5)/[.B2]" office:value-type="float" office:value="1.44936708860759" calcext:value-type="float">
            <text:p>1.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639.5136" calcext:value-type="float">
            <text:p>1.43E+005</text:p>
          </table:table-cell>
          <table:table-cell table:formula="of:=(2.29*10^5)/[.B3]" office:value-type="float" office:value="1.60544574375217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261.504" calcext:value-type="float">
            <text:p>1.38E+005</text:p>
          </table:table-cell>
          <table:table-cell table:formula="of:=(2.29*10^5)/[.B4]" office:value-type="float" office:value="1.6562817080306" calcext:value-type="float">
            <text:p>1.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351.168" calcext:value-type="float">
            <text:p>1.37E+005</text:p>
          </table:table-cell>
          <table:table-cell table:formula="of:=(2.29*10^5)/[.B5]" office:value-type="float" office:value="1.66725921107566" calcext:value-type="float">
            <text:p>1.667</text:p>
          </table:table-cell>
        </table:table-row>
      </table:table>
      <table:table table:name="Sheet5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.86036822475463" calcext:value-type="float">
            <text:p>4.86</text:p>
          </table:table-cell>
          <table:table-cell table:style-name="ce5" office:value-type="float" office:value="1.39298068240856" calcext:value-type="float">
            <text:p>1.39</text:p>
          </table:table-cell>
          <table:table-cell office:value-type="float" office:value="1856.24999960376" calcext:value-type="float">
            <text:p>1856.2499996038</text:p>
          </table:table-cell>
          <table:table-cell office:value-type="float" office:value="0.01" calcext:value-type="float">
            <text:p>0.01</text:p>
          </table:table-cell>
          <table:table-cell table:formula="of:=[.D2]*[.E2]" office:value-type="float" office:value="18.5624999960376" calcext:value-type="float">
            <text:p>18.562499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4.8612330356289" calcext:value-type="float">
            <text:p>4.86</text:p>
          </table:table-cell>
          <table:table-cell table:style-name="ce5" office:value-type="float" office:value="1.53929672028834" calcext:value-type="float">
            <text:p>1.54</text:p>
          </table:table-cell>
          <table:table-cell office:value-type="float" office:value="1849.9765625882" calcext:value-type="float">
            <text:p>1849.9765625882</text:p>
          </table:table-cell>
          <table:table-cell office:value-type="float" office:value="0.01" calcext:value-type="float">
            <text:p>0.01</text:p>
          </table:table-cell>
          <table:table-cell table:formula="of:=[.D3]*[.E3]" office:value-type="float" office:value="18.499765625882" calcext:value-type="float">
            <text:p>18.4997656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4.86152794343498" calcext:value-type="float">
            <text:p>4.86</text:p>
          </table:table-cell>
          <table:table-cell table:style-name="ce5" office:value-type="float" office:value="1.5482440348752" calcext:value-type="float">
            <text:p>1.55</text:p>
          </table:table-cell>
          <table:table-cell office:value-type="float" office:value="1808.74999997547" calcext:value-type="float">
            <text:p>1808.7499999755</text:p>
          </table:table-cell>
          <table:table-cell office:value-type="float" office:value="0.01" calcext:value-type="float">
            <text:p>0.01</text:p>
          </table:table-cell>
          <table:table-cell table:formula="of:=[.D4]*[.E4]" office:value-type="float" office:value="18.0874999997547" calcext:value-type="float">
            <text:p>18.08749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.8616680269135" calcext:value-type="float">
            <text:p>4.86</text:p>
          </table:table-cell>
          <table:table-cell table:style-name="ce5" office:value-type="float" office:value="1.5493662222466" calcext:value-type="float">
            <text:p>1.55</text:p>
          </table:table-cell>
          <table:table-cell office:value-type="float" office:value="1807.94663067145" calcext:value-type="float">
            <text:p>1807.9466306715</text:p>
          </table:table-cell>
          <table:table-cell office:value-type="float" office:value="0.01" calcext:value-type="float">
            <text:p>0.01</text:p>
          </table:table-cell>
          <table:table-cell table:formula="of:=[.D5]*[.E5]" office:value-type="float" office:value="18.0794663067145" calcext:value-type="float">
            <text:p>18.0794663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.86112857589145" calcext:value-type="float">
            <text:p>4.86</text:p>
          </table:table-cell>
          <table:table-cell table:style-name="ce5" office:value-type="float" office:value="1.54743903588671" calcext:value-type="float">
            <text:p>1.55</text:p>
          </table:table-cell>
          <table:table-cell office:value-type="float" office:value="1805.85937480458" calcext:value-type="float">
            <text:p>1805.8593748046</text:p>
          </table:table-cell>
          <table:table-cell office:value-type="float" office:value="0.01" calcext:value-type="float">
            <text:p>0.01</text:p>
          </table:table-cell>
          <table:table-cell table:formula="of:=[.D6]*[.E6]" office:value-type="float" office:value="18.0585937480458" calcext:value-type="float">
            <text:p>18.058593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.86091868823728" calcext:value-type="float">
            <text:p>4.86</text:p>
          </table:table-cell>
          <table:table-cell table:style-name="ce5" office:value-type="float" office:value="1.54773807139336" calcext:value-type="float">
            <text:p>1.55</text:p>
          </table:table-cell>
          <table:table-cell office:value-type="float" office:value="1806.88069623535" calcext:value-type="float">
            <text:p>1806.8806962354</text:p>
          </table:table-cell>
          <table:table-cell office:value-type="float" office:value="0.01" calcext:value-type="float">
            <text:p>0.01</text:p>
          </table:table-cell>
          <table:table-cell table:formula="of:=[.D7]*[.E7]" office:value-type="float" office:value="18.0688069623535" calcext:value-type="float">
            <text:p>18.0688069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4.86087690327889" calcext:value-type="float">
            <text:p>4.86</text:p>
          </table:table-cell>
          <table:table-cell table:style-name="ce5" office:value-type="float" office:value="1.54780445116631" calcext:value-type="float">
            <text:p>1.55</text:p>
          </table:table-cell>
          <table:table-cell office:value-type="float" office:value="1807.33947744825" calcext:value-type="float">
            <text:p>1807.3394774483</text:p>
          </table:table-cell>
          <table:table-cell office:value-type="float" office:value="0.01" calcext:value-type="float">
            <text:p>0.01</text:p>
          </table:table-cell>
          <table:table-cell table:formula="of:=[.D8]*[.E8]" office:value-type="float" office:value="18.0733947744825" calcext:value-type="float">
            <text:p>18.07339477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or large 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00910402994" calcext:value-type="float">
            <text:p>4.861009104</text:p>
          </table:table-cell>
          <table:table-cell office:value-type="float" office:value="1.28922229594195" calcext:value-type="float">
            <text:p>1.2892222959</text:p>
          </table:table-cell>
          <table:table-cell office:value-type="float" office:value="1689.17569210718" calcext:value-type="float">
            <text:p>1689.1756921072</text:p>
          </table:table-cell>
          <table:table-cell office:value-type="float" office:value="0.01" calcext:value-type="float">
            <text:p>0.01</text:p>
          </table:table-cell>
          <table:table-cell table:formula="of:=[.D14]*[.E14]" office:value-type="float" office:value="16.8917569210718" calcext:value-type="float">
            <text:p>16.8917569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32048180404" calcext:value-type="float">
            <text:p>4.8613204818</text:p>
          </table:table-cell>
          <table:table-cell office:value-type="float" office:value="1.40956788957844" calcext:value-type="float">
            <text:p>1.4095678896</text:p>
          </table:table-cell>
          <table:table-cell office:value-type="float" office:value="1689.02343765666" calcext:value-type="float">
            <text:p>1689.0234376567</text:p>
          </table:table-cell>
          <table:table-cell office:value-type="float" office:value="0.01" calcext:value-type="float">
            <text:p>0.01</text:p>
          </table:table-cell>
          <table:table-cell table:formula="of:=[.D15]*[.E15]" office:value-type="float" office:value="16.8902343765666" calcext:value-type="float">
            <text:p>16.8902343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93419313229" calcext:value-type="float">
            <text:p>4.8609341931</text:p>
          </table:table-cell>
          <table:table-cell office:value-type="float" office:value="1.42100157724069" calcext:value-type="float">
            <text:p>1.4210015772</text:p>
          </table:table-cell>
          <table:table-cell office:value-type="float" office:value="1668.47415749185" calcext:value-type="float">
            <text:p>1668.4741574919</text:p>
          </table:table-cell>
          <table:table-cell office:value-type="float" office:value="0.01" calcext:value-type="float">
            <text:p>0.01</text:p>
          </table:table-cell>
          <table:table-cell table:formula="of:=[.D16]*[.E16]" office:value-type="float" office:value="16.6847415749185" calcext:value-type="float">
            <text:p>16.6847415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07109269895" calcext:value-type="float">
            <text:p>4.860710927</text:p>
          </table:table-cell>
          <table:table-cell office:value-type="float" office:value="1.41909495948552" calcext:value-type="float">
            <text:p>1.4190949595</text:p>
          </table:table-cell>
          <table:table-cell office:value-type="float" office:value="1664.30664027957" calcext:value-type="float">
            <text:p>1664.3066402796</text:p>
          </table:table-cell>
          <table:table-cell office:value-type="float" office:value="0.01" calcext:value-type="float">
            <text:p>0.01</text:p>
          </table:table-cell>
          <table:table-cell table:formula="of:=[.D17]*[.E17]" office:value-type="float" office:value="16.6430664027957" calcext:value-type="float">
            <text:p>16.643066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093615335979" calcext:value-type="float">
            <text:p>4.8609361534</text:p>
          </table:table-cell>
          <table:table-cell office:value-type="float" office:value="1.41837144615777" calcext:value-type="float">
            <text:p>1.4183714462</text:p>
          </table:table-cell>
          <table:table-cell office:value-type="float" office:value="1665.57617152418" calcext:value-type="float">
            <text:p>1665.5761715242</text:p>
          </table:table-cell>
          <table:table-cell office:value-type="float" office:value="0.01" calcext:value-type="float">
            <text:p>0.01</text:p>
          </table:table-cell>
          <table:table-cell table:formula="of:=[.D18]*[.E18]" office:value-type="float" office:value="16.6557617152418" calcext:value-type="float">
            <text:p>16.6557617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591978107565" calcext:value-type="float">
            <text:p>4.8591978108</text:p>
          </table:table-cell>
          <table:table-cell office:value-type="float" office:value="1.41705971203572" calcext:value-type="float">
            <text:p>1.417059712</text:p>
          </table:table-cell>
          <table:table-cell office:value-type="float" office:value="1663.4609026319" calcext:value-type="float">
            <text:p>1663.4609026319</text:p>
          </table:table-cell>
          <table:table-cell office:value-type="float" office:value="0.01" calcext:value-type="float">
            <text:p>0.01</text:p>
          </table:table-cell>
          <table:table-cell table:formula="of:=[.D19]*[.E19]" office:value-type="float" office:value="16.634609026319" calcext:value-type="float">
            <text:p>16.6346090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231867851159" calcext:value-type="float">
            <text:p>4.8623186785</text:p>
          </table:table-cell>
          <table:table-cell office:value-type="float" office:value="1.41667001124206" calcext:value-type="float">
            <text:p>1.4166700112</text:p>
          </table:table-cell>
          <table:table-cell office:value-type="float" office:value="1662.43489593442" calcext:value-type="float">
            <text:p>1662.4348959344</text:p>
          </table:table-cell>
          <table:table-cell office:value-type="float" office:value="0.01" calcext:value-type="float">
            <text:p>0.01</text:p>
          </table:table-cell>
          <table:table-cell table:formula="of:=[.D20]*[.E20]" office:value-type="float" office:value="16.6243489593442" calcext:value-type="float">
            <text:p>16.6243489593</text:p>
          </table:table-cell>
        </table:table-row>
      </table:table>
      <table:table table:name="Sheet6" table:style-name="ta1">
        <table:table-column table:style-name="co4" table:default-cell-style-name="Default"/>
        <table:table-column table:style-name="co4" table:number-columns-repeated="3" table:default-cell-style-name="ce5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</text:p>
          </table:table-cell>
          <table:table-cell table:style-name="Default" office:value-type="string" calcext:value-type="string">
            <text:p>Compression Ratio</text:p>
          </table:table-cell>
          <table:table-cell table:style-name="Default" office:value-type="string" calcext:value-type="string">
            <text:p>Optimal value of step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</text:p>
          </table:table-cell>
          <table:table-cell office:value-type="float" office:value="1.32894792001065" calcext:value-type="float">
            <text:p>1.33</text:p>
          </table:table-cell>
          <table:table-cell office:value-type="float" office:value="15.1862385241294" calcext:value-type="float">
            <text:p>15.19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</text:p>
          </table:table-cell>
          <table:table-cell office:value-type="float" office:value="1.38884597194339" calcext:value-type="float">
            <text:p>1.39</text:p>
          </table:table-cell>
          <table:table-cell office:value-type="float" office:value="13.2615170240716" calcext:value-type="float">
            <text:p>13.26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</text:p>
          </table:table-cell>
          <table:table-cell office:value-type="float" office:value="1.32458524012917" calcext:value-type="float">
            <text:p>1.32</text:p>
          </table:table-cell>
          <table:table-cell office:value-type="float" office:value="11.6028643715832" calcext:value-type="float">
            <text:p>11.6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</text:p>
          </table:table-cell>
          <table:table-cell office:value-type="float" office:value="1.24783259553474" calcext:value-type="float">
            <text:p>1.25</text:p>
          </table:table-cell>
          <table:table-cell office:value-type="float" office:value="10.2916666358626" calcext:value-type="float">
            <text:p>10.29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</text:p>
          </table:table-cell>
          <table:table-cell office:value-type="float" office:value="1.19245042979154" calcext:value-type="float">
            <text:p>1.19</text:p>
          </table:table-cell>
          <table:table-cell office:value-type="float" office:value="9.42711650308079" calcext:value-type="float">
            <text:p>9.43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4</text:p>
          </table:table-cell>
          <table:table-cell office:value-type="float" office:value="1.12856829866846" calcext:value-type="float">
            <text:p>1.13</text:p>
          </table:table-cell>
          <table:table-cell office:value-type="float" office:value="8.48437526001742" calcext:value-type="float">
            <text:p>8.48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</text:p>
          </table:table-cell>
          <table:table-cell office:value-type="float" office:value="1.13756464481207" calcext:value-type="float">
            <text:p>1.14</text:p>
          </table:table-cell>
          <table:table-cell office:value-type="float" office:value="8.62053568791418" calcext:value-type="float">
            <text:p>8.62</text:p>
          </table:table-cell>
          <table:table-cell/>
          <table:table-cell table:style-name="ce5" table:number-columns-repeated="2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or large h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</text:p>
          </table:table-cell>
          <table:table-cell table:style-name="Default" office:value-type="string" calcext:value-type="string">
            <text:p>Compression Ratio</text:p>
          </table:table-cell>
          <table:table-cell table:style-name="Default" office:value-type="string" calcext:value-type="string">
            <text:p>Optimal value of step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</text:p>
          </table:table-cell>
          <table:table-cell office:value-type="float" office:value="1.27652313898684" calcext:value-type="float">
            <text:p>1.28</text:p>
          </table:table-cell>
          <table:table-cell office:value-type="float" office:value="16.2569559598406" calcext:value-type="float">
            <text:p>16.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</text:p>
          </table:table-cell>
          <table:table-cell office:value-type="float" office:value="1.33055157175816" calcext:value-type="float">
            <text:p>1.33</text:p>
          </table:table-cell>
          <table:table-cell office:value-type="float" office:value="14.3514145112956" calcext:value-type="float">
            <text:p>14.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7</text:p>
          </table:table-cell>
          <table:table-cell office:value-type="float" office:value="1.28361025577637" calcext:value-type="float">
            <text:p>1.28</text:p>
          </table:table-cell>
          <table:table-cell office:value-type="float" office:value="12.854580633258" calcext:value-type="float">
            <text:p>12.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</text:p>
          </table:table-cell>
          <table:table-cell office:value-type="float" office:value="1.21318558464278" calcext:value-type="float">
            <text:p>1.21</text:p>
          </table:table-cell>
          <table:table-cell office:value-type="float" office:value="11.5395996964795" calcext:value-type="float">
            <text:p>11.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</text:p>
          </table:table-cell>
          <table:table-cell office:value-type="float" office:value="1.19987264240868" calcext:value-type="float">
            <text:p>1.20</text:p>
          </table:table-cell>
          <table:table-cell office:value-type="float" office:value="11.2941407515498" calcext:value-type="float">
            <text:p>11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5</text:p>
          </table:table-cell>
          <table:table-cell office:value-type="float" office:value="1.11156041613687" calcext:value-type="float">
            <text:p>1.11</text:p>
          </table:table-cell>
          <table:table-cell office:value-type="float" office:value="9.73564458042049" calcext:value-type="float">
            <text:p>9.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8</text:p>
          </table:table-cell>
          <table:table-cell office:value-type="float" office:value="1.18056423829927" calcext:value-type="float">
            <text:p>1.18</text:p>
          </table:table-cell>
          <table:table-cell office:value-type="float" office:value="10.9586423342005" calcext:value-type="float">
            <text:p>10.96</text:p>
          </table:table-cell>
          <table:table-cell table:number-columns-repeated="3"/>
        </table:table-row>
      </table:table>
      <table:table table:name="Sheet7" table:style-name="ta1">
        <table:table-column table:style-name="co4" table:default-cell-style-name="Default"/>
        <table:table-column table:style-name="co4" table:number-columns-repeated="4" table:default-cell-style-name="ce5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 (Constant Step)</text:p>
          </table:table-cell>
          <table:table-cell table:style-name="Default" office:value-type="string" calcext:value-type="string">
            <text:p>Compression Ratio (Constant Step)</text:p>
          </table:table-cell>
          <table:table-cell table:style-name="Default" office:value-type="string" calcext:value-type="string">
            <text:p>RMS Error (MSE)</text:p>
          </table:table-cell>
          <table:table-cell table:style-name="Default" office:value-type="string" calcext:value-type="string">
            <text:p>Compression Ratio (M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</text:p>
          </table:table-cell>
          <table:table-cell office:value-type="float" office:value="1.32894792001065" calcext:value-type="float">
            <text:p>1.33</text:p>
          </table:table-cell>
          <table:table-cell office:value-type="float" office:value="4.86036822475463" calcext:value-type="float">
            <text:p>4.86</text:p>
          </table:table-cell>
          <table:table-cell office:value-type="float" office:value="1.39298068240856" calcext:value-type="float">
            <text:p>1.39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</text:p>
          </table:table-cell>
          <table:table-cell office:value-type="float" office:value="1.38884597194339" calcext:value-type="float">
            <text:p>1.39</text:p>
          </table:table-cell>
          <table:table-cell office:value-type="float" office:value="4.8612330356289" calcext:value-type="float">
            <text:p>4.86</text:p>
          </table:table-cell>
          <table:table-cell office:value-type="float" office:value="1.53929672028834" calcext:value-type="float">
            <text:p>1.5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</text:p>
          </table:table-cell>
          <table:table-cell office:value-type="float" office:value="1.32458524012917" calcext:value-type="float">
            <text:p>1.32</text:p>
          </table:table-cell>
          <table:table-cell office:value-type="float" office:value="4.86152794343498" calcext:value-type="float">
            <text:p>4.86</text:p>
          </table:table-cell>
          <table:table-cell office:value-type="float" office:value="1.5482440348752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</text:p>
          </table:table-cell>
          <table:table-cell office:value-type="float" office:value="1.24783259553474" calcext:value-type="float">
            <text:p>1.25</text:p>
          </table:table-cell>
          <table:table-cell office:value-type="float" office:value="4.8616680269135" calcext:value-type="float">
            <text:p>4.86</text:p>
          </table:table-cell>
          <table:table-cell office:value-type="float" office:value="1.5493662222466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</text:p>
          </table:table-cell>
          <table:table-cell office:value-type="float" office:value="1.19245042979154" calcext:value-type="float">
            <text:p>1.19</text:p>
          </table:table-cell>
          <table:table-cell office:value-type="float" office:value="4.86112857589145" calcext:value-type="float">
            <text:p>4.86</text:p>
          </table:table-cell>
          <table:table-cell office:value-type="float" office:value="1.54743903588671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4</text:p>
          </table:table-cell>
          <table:table-cell office:value-type="float" office:value="1.12856829866846" calcext:value-type="float">
            <text:p>1.13</text:p>
          </table:table-cell>
          <table:table-cell office:value-type="float" office:value="4.86091868823728" calcext:value-type="float">
            <text:p>4.86</text:p>
          </table:table-cell>
          <table:table-cell office:value-type="float" office:value="1.54773807139336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</text:p>
          </table:table-cell>
          <table:table-cell office:value-type="float" office:value="1.13756464481207" calcext:value-type="float">
            <text:p>1.14</text:p>
          </table:table-cell>
          <table:table-cell office:value-type="float" office:value="4.86087690327889" calcext:value-type="float">
            <text:p>4.86</text:p>
          </table:table-cell>
          <table:table-cell office:value-type="float" office:value="1.54780445116631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yramid Level</text:p>
          </table:table-cell>
          <table:table-cell table:style-name="Default" office:value-type="string" calcext:value-type="string">
            <text:p>RMS (CS)</text:p>
          </table:table-cell>
          <table:table-cell table:style-name="Default" office:value-type="string" calcext:value-type="string">
            <text:p>CR (CS)</text:p>
          </table:table-cell>
          <table:table-cell table:style-name="Default" office:value-type="string" calcext:value-type="string">
            <text:p>RMS (eMSE)</text:p>
          </table:table-cell>
          <table:table-cell table:style-name="Default" office:value-type="string" calcext:value-type="string">
            <text:p>CR (eM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</text:p>
          </table:table-cell>
          <table:table-cell office:value-type="float" office:value="1.27652313898684" calcext:value-type="float">
            <text:p>1.28</text:p>
          </table:table-cell>
          <table:table-cell office:value-type="float" office:value="4.86100910402994" calcext:value-type="float">
            <text:p>4.86</text:p>
          </table:table-cell>
          <table:table-cell office:value-type="float" office:value="1.28922229594195" calcext:value-type="float">
            <text:p>1.29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</text:p>
          </table:table-cell>
          <table:table-cell office:value-type="float" office:value="1.33055157175816" calcext:value-type="float">
            <text:p>1.33</text:p>
          </table:table-cell>
          <table:table-cell office:value-type="float" office:value="4.86132048180404" calcext:value-type="float">
            <text:p>4.86</text:p>
          </table:table-cell>
          <table:table-cell office:value-type="float" office:value="1.40956788957844" calcext:value-type="float">
            <text:p>1.41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7</text:p>
          </table:table-cell>
          <table:table-cell office:value-type="float" office:value="1.28361025577637" calcext:value-type="float">
            <text:p>1.28</text:p>
          </table:table-cell>
          <table:table-cell office:value-type="float" office:value="4.86093419313229" calcext:value-type="float">
            <text:p>4.86</text:p>
          </table:table-cell>
          <table:table-cell office:value-type="float" office:value="1.42100157724069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</text:p>
          </table:table-cell>
          <table:table-cell office:value-type="float" office:value="1.21318558464278" calcext:value-type="float">
            <text:p>1.21</text:p>
          </table:table-cell>
          <table:table-cell office:value-type="float" office:value="4.8607109269895" calcext:value-type="float">
            <text:p>4.86</text:p>
          </table:table-cell>
          <table:table-cell office:value-type="float" office:value="1.41909495948552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</text:p>
          </table:table-cell>
          <table:table-cell office:value-type="float" office:value="1.19987264240868" calcext:value-type="float">
            <text:p>1.20</text:p>
          </table:table-cell>
          <table:table-cell office:value-type="float" office:value="4.86093615335979" calcext:value-type="float">
            <text:p>4.86</text:p>
          </table:table-cell>
          <table:table-cell office:value-type="float" office:value="1.41837144615777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5</text:p>
          </table:table-cell>
          <table:table-cell office:value-type="float" office:value="1.11156041613687" calcext:value-type="float">
            <text:p>1.11</text:p>
          </table:table-cell>
          <table:table-cell office:value-type="float" office:value="4.8591978107565" calcext:value-type="float">
            <text:p>4.86</text:p>
          </table:table-cell>
          <table:table-cell office:value-type="float" office:value="1.41705971203572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8</text:p>
          </table:table-cell>
          <table:table-cell office:value-type="float" office:value="1.18056423829927" calcext:value-type="float">
            <text:p>1.18</text:p>
          </table:table-cell>
          <table:table-cell office:value-type="float" office:value="4.86231867851159" calcext:value-type="float">
            <text:p>4.86</text:p>
          </table:table-cell>
          <table:table-cell office:value-type="float" office:value="1.41667001124206" calcext:value-type="float">
            <text:p>1.42</text:p>
          </table:table-cell>
          <table:table-cell table:number-columns-repeated="4"/>
          <table:table-cell table:style-name="ce5"/>
        </table:table-row>
      </table:table>
      <table:table table:name="Filtered Energy" table:style-name="ta1">
        <table:table-column table:style-name="co4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0414000" calcext:value-type="float">
            <text:p>1.29E+009</text:p>
          </table:table-cell>
          <table:table-cell office:value-type="float" office:value="15468000" calcext:value-type="float">
            <text:p>1.55E+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0147000" calcext:value-type="float">
            <text:p>1.28E+009</text:p>
          </table:table-cell>
          <table:table-cell office:value-type="float" office:value="25199110" calcext:value-type="float">
            <text:p>2.52E+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2989000" calcext:value-type="float">
            <text:p>1.27E+009</text:p>
          </table:table-cell>
          <table:table-cell office:value-type="float" office:value="30874480" calcext:value-type="float">
            <text:p>3.09E+0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7505000" calcext:value-type="float">
            <text:p>1.27E+009</text:p>
          </table:table-cell>
          <table:table-cell office:value-type="float" office:value="36257790" calcext:value-type="float">
            <text:p>3.63E+0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3095000" calcext:value-type="float">
            <text:p>1.26E+009</text:p>
          </table:table-cell>
          <table:table-cell office:value-type="float" office:value="40926570" calcext:value-type="float">
            <text:p>4.09E+0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9342000" calcext:value-type="float">
            <text:p>1.26E+009</text:p>
          </table:table-cell>
          <table:table-cell office:value-type="float" office:value="44805700" calcext:value-type="float">
            <text:p>4.48E+0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5989000" calcext:value-type="float">
            <text:p>1.26E+009</text:p>
          </table:table-cell>
          <table:table-cell office:value-type="float" office:value="47950210" calcext:value-type="float">
            <text:p>4.80E+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2921000" calcext:value-type="float">
            <text:p>1.25E+009</text:p>
          </table:table-cell>
          <table:table-cell office:value-type="float" office:value="50450450" calcext:value-type="float">
            <text:p>5.05E+00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0073000" calcext:value-type="float">
            <text:p>1.25E+009</text:p>
          </table:table-cell>
          <table:table-cell office:value-type="float" office:value="52509080" calcext:value-type="float">
            <text:p>5.25E+00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7403000" calcext:value-type="float">
            <text:p>1.25E+009</text:p>
          </table:table-cell>
          <table:table-cell office:value-type="float" office:value="54361560" calcext:value-type="float">
            <text:p>5.44E+00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44880000" calcext:value-type="float">
            <text:p>1.24E+009</text:p>
          </table:table-cell>
          <table:table-cell office:value-type="float" office:value="56132960" calcext:value-type="float">
            <text:p>5.61E+007</text:p>
          </table:table-cell>
          <table:table-cell table:number-columns-repeated="3"/>
          <table:table-cell table:style-name="Default"/>
        </table:table-row>
      </table:table>
      <table:table table:name="S vs CR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Step size</text:p>
          </table:table-cell>
          <table:table-cell table:number-columns-repeated="2"/>
          <table:table-cell office:value-type="string" calcext:value-type="string">
            <text:p>C length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Step 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1947113365625" calcext:value-type="float">
            <text:p>3.0194711337</text:p>
          </table:table-cell>
          <table:table-cell office:value-type="float" office:value="23.3697129628623" calcext:value-type="float">
            <text:p>23.36971296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72929971439127" calcext:value-type="float">
            <text:p>2.7292997144</text:p>
          </table:table-cell>
          <table:table-cell office:value-type="float" office:value="25.9515515715353" calcext:value-type="float">
            <text:p>25.95155157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08168644804667" calcext:value-type="float">
            <text:p>3.081686448</text:p>
          </table:table-cell>
          <table:table-cell office:value-type="float" office:value="24.2007709848826" calcext:value-type="float">
            <text:p>24.20077098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1348410688928" calcext:value-type="float">
            <text:p>3.1348410689</text:p>
          </table:table-cell>
          <table:table-cell office:value-type="float" office:value="25.9515515715353" calcext:value-type="float">
            <text:p>25.9515515715</text:p>
          </table:table-cell>
        </table:table-row>
        <table:table-row table:style-name="ro1"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3.11587444844877" calcext:value-type="float">
            <text:p>3.1158744484</text:p>
          </table:table-cell>
          <table:table-cell table:style-name="ce6" office:value-type="float" office:value="24.8608390280312" calcext:value-type="float">
            <text:p>24.8608390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25917918658168" calcext:value-type="float">
            <text:p>3.2591791866</text:p>
          </table:table-cell>
          <table:table-cell office:value-type="float" office:value="25.9515515715353" calcext:value-type="float">
            <text:p>25.95155157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13231132275774" calcext:value-type="float">
            <text:p>3.1323113228</text:p>
          </table:table-cell>
          <table:table-cell office:value-type="float" office:value="25.4373848456698" calcext:value-type="float">
            <text:p>25.4373848457</text:p>
          </table:table-cell>
          <table:table-cell table:number-columns-repeated="2"/>
          <table:table-cell office:value-type="string" calcext:value-type="string">
            <text:p>at s=sqrt(2)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13429788006993" calcext:value-type="float">
            <text:p>3.1342978801</text:p>
          </table:table-cell>
          <table:table-cell office:value-type="float" office:value="25.8846406479427" calcext:value-type="float">
            <text:p>25.8846406479</text:p>
          </table:table-cell>
          <table:table-cell table:number-columns-repeated="5"/>
        </table:table-row>
        <table:table-row table:style-name="ro1">
          <table:table-cell table:style-name="ce7" table:formula="of:=SQRT(2)" office:value-type="float" office:value="1.4142135623731" calcext:value-type="float">
            <text:p>1.4142135624</text:p>
          </table:table-cell>
          <table:table-cell table:style-name="ce7" office:value-type="float" office:value="3.1348410688928" calcext:value-type="float">
            <text:p>3.1348410689</text:p>
          </table:table-cell>
          <table:table-cell table:style-name="ce7" office:value-type="float" office:value="25.9515515715353" calcext:value-type="float">
            <text:p>25.951551571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12175141500196" calcext:value-type="float">
            <text:p>3.121751415</text:p>
          </table:table-cell>
          <table:table-cell office:value-type="float" office:value="26.2254149411497" calcext:value-type="float">
            <text:p>26.2254149411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08531323649347" calcext:value-type="float">
            <text:p>3.0853132365</text:p>
          </table:table-cell>
          <table:table-cell office:value-type="float" office:value="26.3961821405536" calcext:value-type="float">
            <text:p>26.3961821406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.03443581076291" calcext:value-type="float">
            <text:p>3.0344358108</text:p>
          </table:table-cell>
          <table:table-cell office:value-type="float" office:value="26.4646344277588" calcext:value-type="float">
            <text:p>26.4646344278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98503864164235" calcext:value-type="float">
            <text:p>2.9850386416</text:p>
          </table:table-cell>
          <table:table-cell office:value-type="float" office:value="26.5495700026679" calcext:value-type="float">
            <text:p>26.5495700027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92442553054263" calcext:value-type="float">
            <text:p>2.9244255305</text:p>
          </table:table-cell>
          <table:table-cell office:value-type="float" office:value="26.5376806165918" calcext:value-type="float">
            <text:p>26.53768061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5828545559176" calcext:value-type="float">
            <text:p>2.8582854556</text:p>
          </table:table-cell>
          <table:table-cell office:value-type="float" office:value="26.4420749157196" calcext:value-type="float">
            <text:p>26.442074915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ayer 2'.D1:'Layer 2'.F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7" table:target-range-address="'Filtered Energy'.A1:'Filtered Energy'.H1048576" table:contains-header="false">
          <table:sort>
            <table:sort-by table:field-number="3" table:data-type="automatic"/>
            <table:sort-by table:field-number="5" table:data-type="automatic"/>
          </table:sort>
        </table:database-range>
        <table:database-range table:name="__Anonymous_Sheet_DB__8" table:target-range-address="'S vs CR'.A1:'S vs CR'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6" number:min-integer-digits="1"/>
      <number:text>$1^{+}$</number:text>
    </number:number-style>
    <number:number-style style:name="N113">
      <number:number number:decimal-places="6" number:min-integer-digits="1"/>
      <number:text>$.1^{+}$</number:text>
    </number:number-style>
    <number:number-style style:name="N114">
      <number:number number:decimal-places="6" number:min-integer-digits="1"/>
      <number:text>$.1^{}$</number:text>
    </number:number-style>
    <number:number-style style:name="N115">
      <number:number number:decimal-places="6" number:min-integer-digits="0"/>
      <number:text>$.1^{}$</number:text>
    </number:number-style>
    <number:number-style style:name="N116">
      <number:number number:decimal-places="5" number:min-integer-digits="1"/>
      <number:text>$1^{}$</number:text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1:24:17.153474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24:37.995316651</meta:creation-date>
    <meta:editing-duration>PT2H3M</meta:editing-duration>
    <meta:editing-cycles>14</meta:editing-cycles>
    <meta:generator>LibreOffice/4.3.7.2$Linux_X86_64 LibreOffice_project/430$Build-2</meta:generator>
    <meta:initial-creator>N.R-J. Capel</meta:initial-creator>
    <dc:date>2016-05-16T12:11:01.162481859</dc:date>
    <dc:creator>N.R-J. Capel</dc:creator>
    <meta:document-statistic meta:table-count="9" meta:cell-count="404" meta:object-count="0"/>
  </office:meta>
</office:document-meta>
</file>